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Fett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6.999cm" style:type="right"/>
        </style:tab-stops>
      </style:paragraph-properties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style:font-name="DejaVu Sans3" fo:font-weight="normal" style:font-weight-asian="normal" style:font-weight-complex="normal"/>
    </style:style>
    <style:style style:name="P6" style:family="paragraph" style:parent-style-name="Text_20_body" style:list-style-name="L3">
      <style:text-properties fo:font-weight="normal" style:font-weight-asian="normal" style:font-weight-complex="normal"/>
    </style:style>
    <style:style style:name="P7" style:family="paragraph" style:parent-style-name="Text_20_body" style:list-style-name="L3">
      <style:text-properties fo:font-weight="normal" style:font-weight-asian="normal" style:font-weight-complex="normal"/>
    </style:style>
    <style:style style:name="P8" style:family="paragraph" style:parent-style-name="Text_20_body" style:list-style-name="L6">
      <style:text-properties fo:font-weight="normal" style:font-weight-asian="normal" style:font-weight-complex="normal"/>
    </style:style>
    <style:style style:name="P9" style:family="paragraph" style:parent-style-name="Text_20_body" style:list-style-name="L6">
      <style:text-properties fo:font-weight="normal" style:font-weight-asian="normal" style:font-weight-complex="normal"/>
    </style:style>
    <style:style style:name="P10" style:family="paragraph" style:parent-style-name="Text_20_body">
      <style:text-properties style:font-name="DejaVu Sans3" fo:font-weight="normal" style:font-weight-asian="normal" style:font-weight-complex="normal"/>
    </style:style>
    <style:style style:name="P11" style:family="paragraph" style:parent-style-name="Text_20_body" style:list-style-name="L3">
      <style:text-properties style:font-name="DejaVu Sans3" fo:font-weight="normal" style:font-weight-asian="normal" style:font-weight-complex="normal"/>
    </style:style>
    <style:style style:name="P12" style:family="paragraph" style:parent-style-name="Text_20_body" style:list-style-name="L3">
      <style:text-properties style:font-name="DejaVu Sans3" fo:font-weight="normal" style:font-weight-asian="normal" style:font-weight-complex="normal"/>
    </style:style>
    <style:style style:name="P13" style:family="paragraph" style:parent-style-name="Text_20_body" style:list-style-name="L4">
      <style:text-properties style:font-name="DejaVu Sans3" fo:font-weight="normal" style:font-weight-asian="normal" style:font-weight-complex="normal"/>
    </style:style>
    <style:style style:name="P14" style:family="paragraph" style:parent-style-name="Text_20_body" style:list-style-name="L4">
      <style:text-properties style:font-name="DejaVu Sans3" fo:font-weight="normal" style:font-weight-asian="normal" style:font-weight-complex="normal"/>
    </style:style>
    <style:style style:name="P15" style:family="paragraph" style:parent-style-name="Text_20_body" style:list-style-name="L5">
      <style:text-properties style:font-name="DejaVu Sans3" fo:font-weight="normal" style:font-weight-asian="normal" style:font-weight-complex="normal"/>
    </style:style>
    <style:style style:name="P16" style:family="paragraph" style:parent-style-name="Text_20_body" style:list-style-name="L5">
      <style:text-properties style:font-name="DejaVu Sans3" fo:font-weight="normal" style:font-weight-asian="normal" style:font-weight-complex="normal"/>
    </style:style>
    <style:style style:name="P17" style:family="paragraph" style:parent-style-name="Text_20_body" style:list-style-name="L5">
      <style:text-properties style:font-name="DejaVu Sans3" fo:font-weight="normal" style:font-weight-asian="normal" style:font-weight-complex="normal"/>
    </style:style>
    <style:style style:name="P18" style:family="paragraph" style:parent-style-name="Text_20_body" style:list-style-name="L6">
      <style:text-properties style:font-name="DejaVu Sans3" fo:font-weight="normal" style:font-weight-asian="normal" style:font-weight-complex="normal"/>
    </style:style>
    <style:style style:name="P19" style:family="paragraph" style:parent-style-name="Text_20_body" style:list-style-name="L6">
      <style:text-properties style:font-name="DejaVu Sans3" fo:font-weight="normal" style:font-weight-asian="normal" style:font-weight-complex="normal"/>
    </style:style>
    <style:style style:name="P20" style:family="paragraph" style:parent-style-name="Text_20_body" style:list-style-name="L8">
      <style:text-properties style:font-name="DejaVu Sans3" fo:font-weight="normal" style:font-weight-asian="normal" style:font-weight-complex="normal"/>
    </style:style>
    <style:style style:name="P21" style:family="paragraph" style:parent-style-name="Text_20_body" style:list-style-name="L8">
      <style:text-properties style:font-name="DejaVu Sans3" fo:font-weight="normal" style:font-weight-asian="normal" style:font-weight-complex="normal"/>
    </style:style>
    <style:style style:name="P22" style:family="paragraph" style:parent-style-name="Text_20_body" style:list-style-name="L8">
      <style:text-properties style:font-name="DejaVu Sans3" fo:font-weight="normal" style:font-weight-asian="normal" style:font-weight-complex="normal"/>
    </style:style>
    <style:style style:name="P23" style:family="paragraph" style:parent-style-name="Text_20_body" style:list-style-name="L8">
      <style:text-properties style:font-name="DejaVu Sans3" fo:font-weight="normal" style:font-weight-asian="normal" style:font-weight-complex="normal"/>
    </style:style>
    <style:style style:name="P24" style:family="paragraph" style:parent-style-name="Text_20_body" style:list-style-name="L9">
      <style:text-properties style:font-name="DejaVu Sans3" fo:font-weight="normal" style:font-weight-asian="normal" style:font-weight-complex="normal"/>
    </style:style>
    <style:style style:name="P25" style:family="paragraph" style:parent-style-name="Text_20_body" style:list-style-name="L9">
      <style:text-properties style:font-name="DejaVu Sans3" fo:font-weight="normal" style:font-weight-asian="normal" style:font-weight-complex="normal"/>
    </style:style>
    <style:style style:name="P26" style:family="paragraph" style:parent-style-name="Text_20_body" style:list-style-name="L9">
      <style:text-properties style:font-name="DejaVu Sans3" fo:font-weight="normal" style:font-weight-asian="normal" style:font-weight-complex="normal"/>
    </style:style>
    <style:style style:name="P27" style:family="paragraph" style:parent-style-name="Text_20_body" style:list-style-name="L9">
      <style:text-properties style:font-name="DejaVu Sans3" fo:font-weight="normal" style:font-weight-asian="normal" style:font-weight-complex="normal"/>
    </style:style>
    <style:style style:name="P28" style:family="paragraph" style:parent-style-name="Text_20_body" style:list-style-name="L9">
      <style:text-properties style:font-name="DejaVu Sans3" fo:font-weight="normal" style:font-weight-asian="normal" style:font-weight-complex="normal"/>
    </style:style>
    <style:style style:name="P29" style:family="paragraph" style:parent-style-name="Text_20_body" style:list-style-name="L7">
      <style:text-properties style:font-name="DejaVu Sans3" fo:font-weight="normal" style:font-weight-asian="normal" style:font-weight-complex="normal"/>
    </style:style>
    <style:style style:name="P30" style:family="paragraph" style:parent-style-name="Text_20_body" style:list-style-name="L7">
      <style:text-properties style:font-name="DejaVu Sans3" fo:font-weight="normal" style:font-weight-asian="normal" style:font-weight-complex="normal"/>
    </style:style>
    <style:style style:name="P31" style:family="paragraph" style:parent-style-name="Text_20_body" style:list-style-name="L7">
      <style:text-properties style:font-name="DejaVu Sans3" fo:font-weight="normal" style:font-weight-asian="normal" style:font-weight-complex="normal"/>
    </style:style>
    <style:style style:name="P32" style:family="paragraph" style:parent-style-name="Text_20_body" style:list-style-name="L7">
      <style:text-properties style:font-name="DejaVu Sans3" fo:font-weight="normal" style:font-weight-asian="normal" style:font-weight-complex="normal"/>
    </style:style>
    <style:style style:name="P33" style:family="paragraph" style:parent-style-name="Text_20_body" style:list-style-name="L7">
      <style:text-properties style:font-name="DejaVu Sans3" fo:font-weight="normal" style:font-weight-asian="normal" style:font-weight-complex="normal"/>
    </style:style>
    <style:style style:name="P34" style:family="paragraph" style:parent-style-name="Text_20_body" style:list-style-name="L7">
      <style:text-properties style:font-name="DejaVu Sans3" fo:font-weight="normal" style:font-weight-asian="normal" style:font-weight-complex="normal"/>
    </style:style>
    <style:style style:name="P35" style:family="paragraph" style:parent-style-name="Text_20_body" style:list-style-name="L7">
      <style:text-properties style:font-name="DejaVu Sans3" fo:font-weight="normal" style:font-weight-asian="normal" style:font-weight-complex="normal"/>
    </style:style>
    <style:style style:name="P36" style:family="paragraph" style:parent-style-name="Text_20_body" style:list-style-name="L7">
      <style:text-properties style:font-name="DejaVu Sans3" fo:font-weight="normal" style:font-weight-asian="normal" style:font-weight-complex="normal"/>
    </style:style>
    <style:style style:name="P37" style:family="paragraph" style:parent-style-name="Text_20_body" style:list-style-name="L7">
      <style:text-properties style:font-name="DejaVu Sans3" fo:font-weight="normal" style:font-weight-asian="normal" style:font-weight-complex="normal"/>
    </style:style>
    <style:style style:name="P38" style:family="paragraph" style:parent-style-name="Text_20_body" style:list-style-name="L7">
      <style:text-properties style:font-name="DejaVu Sans3" fo:font-weight="normal" style:font-weight-asian="normal" style:font-weight-complex="normal"/>
    </style:style>
    <style:style style:name="P39" style:family="paragraph" style:parent-style-name="Text_20_body" style:list-style-name="L7">
      <style:text-properties style:font-name="DejaVu Sans3" fo:font-weight="normal" style:font-weight-asian="normal" style:font-weight-complex="normal"/>
    </style:style>
    <style:style style:name="P40" style:family="paragraph" style:parent-style-name="Text_20_body" style:list-style-name="L7">
      <style:text-properties style:font-name="DejaVu Sans3" fo:font-weight="normal" style:font-weight-asian="normal" style:font-weight-complex="normal"/>
    </style:style>
    <style:style style:name="P41" style:family="paragraph" style:parent-style-name="Text_20_body" style:list-style-name="L7">
      <style:text-properties style:font-name="DejaVu Sans3" fo:font-weight="normal" style:font-weight-asian="normal" style:font-weight-complex="normal"/>
    </style:style>
    <style:style style:name="P42" style:family="paragraph" style:parent-style-name="Text_20_body" style:list-style-name="L7">
      <style:text-properties style:font-name="DejaVu Sans3" fo:font-weight="normal" style:font-weight-asian="normal" style:font-weight-complex="normal"/>
    </style:style>
    <style:style style:name="P43" style:family="paragraph" style:parent-style-name="Text_20_body" style:list-style-name="L7">
      <style:text-properties style:font-name="DejaVu Sans3" fo:font-weight="normal" style:font-weight-asian="normal" style:font-weight-complex="normal"/>
    </style:style>
    <style:style style:name="P44" style:family="paragraph" style:parent-style-name="Text_20_body" style:list-style-name="L7">
      <style:text-properties style:font-name="DejaVu Sans3" fo:font-weight="normal" style:font-weight-asian="normal" style:font-weight-complex="normal"/>
    </style:style>
    <style:style style:name="P45" style:family="paragraph" style:parent-style-name="Text_20_body" style:list-style-name="L7">
      <style:text-properties style:font-name="DejaVu Sans3" fo:font-weight="normal" style:font-weight-asian="normal" style:font-weight-complex="normal"/>
    </style:style>
    <style:style style:name="P46" style:family="paragraph" style:parent-style-name="Text_20_body" style:list-style-name="L7">
      <style:text-properties style:font-name="DejaVu Sans3" fo:font-weight="normal" style:font-weight-asian="normal" style:font-weight-complex="normal"/>
    </style:style>
    <style:style style:name="P47" style:family="paragraph" style:parent-style-name="Text_20_body" style:list-style-name="L8">
      <style:text-properties style:font-name="DejaVu Sans3" fo:font-weight="normal" style:font-weight-asian="normal" style:font-weight-complex="normal"/>
    </style:style>
    <style:style style:name="P48" style:family="paragraph" style:parent-style-name="Text_20_body" style:list-style-name="L8">
      <style:text-properties style:font-name="DejaVu Sans3" fo:font-weight="normal" style:font-weight-asian="normal" style:font-weight-complex="normal"/>
    </style:style>
    <style:style style:name="P49" style:family="paragraph" style:parent-style-name="Text_20_body" style:list-style-name="L8">
      <style:text-properties style:font-name="DejaVu Sans3" fo:font-weight="normal" style:font-weight-asian="normal" style:font-weight-complex="normal"/>
    </style:style>
    <style:style style:name="P50" style:family="paragraph" style:parent-style-name="Text_20_body" style:list-style-name="L8">
      <style:text-properties style:font-name="DejaVu Sans3" fo:font-weight="normal" style:font-weight-asian="normal" style:font-weight-complex="normal"/>
    </style:style>
    <style:style style:name="P51" style:family="paragraph" style:parent-style-name="Text_20_body" style:list-style-name="L8">
      <style:text-properties style:font-name="DejaVu Sans3" fo:font-weight="normal" style:font-weight-asian="normal" style:font-weight-complex="normal"/>
    </style:style>
    <style:style style:name="P52" style:family="paragraph" style:parent-style-name="Text_20_body" style:list-style-name="L8">
      <style:text-properties style:font-name="DejaVu Sans3" fo:font-weight="normal" style:font-weight-asian="normal" style:font-weight-complex="normal"/>
    </style:style>
    <style:style style:name="P53" style:family="paragraph" style:parent-style-name="Text_20_body" style:list-style-name="L8">
      <style:text-properties style:font-name="DejaVu Sans3" fo:font-weight="normal" style:font-weight-asian="normal" style:font-weight-complex="normal"/>
    </style:style>
    <style:style style:name="P54" style:family="paragraph" style:parent-style-name="Text_20_body" style:list-style-name="L8">
      <style:text-properties style:font-name="DejaVu Sans3" fo:font-weight="normal" style:font-weight-asian="normal" style:font-weight-complex="normal"/>
    </style:style>
    <style:style style:name="P55" style:family="paragraph" style:parent-style-name="Text_20_body" style:list-style-name="L8">
      <style:text-properties style:font-name="DejaVu Sans3" fo:font-weight="normal" style:font-weight-asian="normal" style:font-weight-complex="normal"/>
    </style:style>
    <style:style style:name="P56" style:family="paragraph" style:parent-style-name="Text_20_body" style:list-style-name="L8">
      <style:text-properties style:font-name="DejaVu Sans3" fo:font-weight="normal" style:font-weight-asian="normal" style:font-weight-complex="normal"/>
    </style:style>
    <style:style style:name="T1" style:family="text">
      <style:text-properties style:font-name="DejaVu Sans Mono"/>
    </style:style>
    <style:style style:name="T2" style:family="text">
      <style:text-properties style:font-name="DejaVu Sans Mono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ckaging ReactOS Releases</text:h>
      <text:h text:style-name="Heading_20_2" text:outline-level="2">Conventions</text:h>
      <text:p text:style-name="Text_20_body">Replace [VERSION] with the version number of the ReactOS Release (e.g. 0.3.1)</text:p>
      <text:h text:style-name="P2" text:outline-level="2">Needed Packages</text:h>
      <text:p text:style-name="Text_20_body">The following packages need to be created for a ReactOS Release. I assume that you run a multiprocessor system for compiling ReactOS and already got a checkout of the release branch with TortoiseSVN.</text:p>
      <text:h text:style-name="Heading_20_3" text:outline-level="3">ReactOS-[VERSION]-REL-iso.zip</text:h>
      <text:p text:style-name="P4">This package contains the ISO file for the ReactOS Installation on a hard disk. It <text:s/>is a Debug build, but does not contain the Kernel Debugger KDBG. Most users will download this file.<text:line-break/><text:line-break/>Creating this package:</text:p>
      <text:list text:style-name="L3">
        <text:list-item>
          <text:p text:style-name="P6">Open the “config.rbuild” file with a text editor.</text:p>
        </text:list-item>
        <text:list-item>
          <text:p text:style-name="P6">Set the following values if they are not set:<text:line-break/><text:line-break/><text:span text:style-name="T1">&lt;property name="KDBG" value="0" /&gt;<text:line-break/>&lt;property name="DBG" value="1" /&gt;<text:line-break/></text:span></text:p>
        </text:list-item>
        <text:list-item>
          <text:p text:style-name="P11">Open the RosBE and enter the following commands to create the ISO file:<text:line-break/><text:line-break/><text:span text:style-name="T1">clean<text:line-break/>makex bootcd<text:line-break/></text:span></text:p>
        </text:list-item>
        <text:list-item>
          <text:p text:style-name="P11">Create a ZIP file, which only contains the created “ReactOS.iso” file.</text:p>
        </text:list-item>
      </text:list>
      <text:h text:style-name="Heading_20_3" text:outline-level="3">ReactOS-[VERSION]-REL-live.zip</text:h>
      <text:p text:style-name="P5">This package contains the ReactOS-LiveCD. It is built using the same settings, which were used for building the BootCD (see above).<text:line-break/><text:line-break/>Creating this package:</text:p>
      <text:list text:style-name="L4">
        <text:list-item>
          <text:p text:style-name="P13">Type the following command into the same development environment used to create the “ReactOS-[VERSION]-REL-iso.zip” package:<text:line-break/><text:line-break/><text:span text:style-name="T1">makex livecd<text:line-break/></text:span></text:p>
        </text:list-item>
        <text:list-item>
          <text:p text:style-name="P13">Create a ZIP file, which only contains the created “ReactOS-LiveCD.iso” file.</text:p>
        </text:list-item>
      </text:list>
      <text:h text:style-name="Heading_20_3" text:outline-level="3"/>
      <text:h text:style-name="P3" text:outline-level="3">ReactOS-[VERSION]-REL-src.zip</text:h>
      <text:p text:style-name="P5">This package contains the source code of the ReactOS release.<text:line-break/><text:line-break/>Creating this package:</text:p>
      <text:list text:style-name="L5">
        <text:list-item>
          <text:p text:style-name="P15">Create a directory called “ReactOS-[VERSION]”.</text:p>
        </text:list-item>
        <text:list-item>
          <text:p text:style-name="P15">Right-click this directory, choose the “TortoiseSVN” entry and click on “Export”. Then enter the URL to the branch and click on “OK”.<text:line-break/>This way, we get the source files of this branch without the “.svn” directories.</text:p>
        </text:list-item>
        <text:list-item>
          <text:p text:style-name="P15">Create a ZIP file, which contains this directory. Do not forget to activate the option to store the relative path names.</text:p>
        </text:list-item>
      </text:list>
      <text:h text:style-name="Heading_20_3" text:outline-level="3">ReactOS-[VERSION]-REL-DBG-KDBG.zip</text:h>
      <text:p text:style-name="P5">This package contains an installable version of ReactOS, which prints debug messages and has the Kernel Debugger KDBG enabled.<text:line-break/><text:line-break/>Creating this package:</text:p>
      <text:list text:style-name="L6">
        <text:list-item>
          <text:p text:style-name="P8">Open the “config.rbuild” file with a text editor.</text:p>
        </text:list-item>
        <text:list-item>
          <text:p text:style-name="P8">Set the following values if they are not set:<text:line-break/><text:line-break/><text:span text:style-name="T1">&lt;property name="KDBG" value="1" /&gt;<text:line-break/>&lt;property name="DBG" value="1" /&gt;<text:line-break/></text:span></text:p>
        </text:list-item>
        <text:list-item>
          <text:p text:style-name="P18">Open the RosBE and enter the following commands to create the ISO file:<text:line-break/><text:line-break/><text:span text:style-name="T1">clean<text:line-break/>makex bootcd<text:line-break/></text:span></text:p>
        </text:list-item>
        <text:list-item>
          <text:p text:style-name="P18">Create a ZIP file, which only contains the created “ReactOS.iso” file.</text:p>
        </text:list-item>
      </text:list>
      <text:h text:style-name="Heading_20_3" text:outline-level="3">ReactOS-[VERSION]-REL-qemu.zip</text:h>
      <text:p text:style-name="P5">This package contains a preinstalled Debug build of ReactOS in a QEMU virtual machine along with QEMU for Windows.<text:line-break/><text:line-break/>Creating this package:</text:p>
      <text:list text:style-name="L7">
        <text:list-item>
          <text:p text:style-name="P29">Copy the files in the subdirectory “VM-Templates\QEMU” into a directory called "ReactOS-[VERSION]-QEMU".</text:p>
        </text:list-item>
        <text:list-item>
          <text:p text:style-name="P29">Download an up to date QEMU build for Windows from <text:a xlink:type="simple" xlink:href="http://www.h7.dion.ne.jp/~qemu-win/">http://www.h7.dion.ne.jp/~qemu-win/</text:a>.</text:p>
        </text:list-item>
        <text:list-item>
          <text:p text:style-name="P29">Put the QEMU program files in the "files" subdirectory of the “ReactOS-[VERSION]-QEMU” directory, including the QEMU files' subdirectories.</text:p>
        </text:list-item>
        <text:list-item>
          <text:p text:style-name="P29"><text:soft-page-break/>Remove the x86_64 version of QEMU, all HTML files, the Linux stuff, all BAT files and the QEMU Readme's from the "files" directory.<text:line-break/><text:line-break/>For QEMU 0.9.0, these files were:</text:p>
          <text:list>
            <text:list-item>
              <text:p text:style-name="P29">linux.img</text:p>
            </text:list-item>
            <text:list-item>
              <text:p text:style-name="P29">linux_boot.bin</text:p>
            </text:list-item>
            <text:list-item>
              <text:p text:style-name="P29">qemu-doc.html</text:p>
            </text:list-item>
            <text:list-item>
              <text:p text:style-name="P29">qemu-system-x86_64.exe</text:p>
            </text:list-item>
            <text:list-item>
              <text:p text:style-name="P29">qemu-tech.html</text:p>
            </text:list-item>
            <text:list-item>
              <text:p text:style-name="P29">qemu-win.bat</text:p>
            </text:list-item>
            <text:list-item>
              <text:p text:style-name="P29">qemu-x86_64.bat</text:p>
            </text:list-item>
            <text:list-item>
              <text:p text:style-name="P29">README-en.txt</text:p>
            </text:list-item>
            <text:list-item>
              <text:p text:style-name="P29">README-ja.txt</text:p>
            </text:list-item>
          </text:list>
          <text:p text:style-name="P29"><text:line-break/>This exact list might change for future QEMU versions, so better adhere to the general list of unneeded files above.</text:p>
        </text:list-item>
        <text:list-item>
          <text:p text:style-name="P29">Use the following command to create the virtual hard disk:<text:line-break/><text:line-break/><text:span text:style-name="T1">qemu-img create -f vmdk ReactOS.vmdk 2G<text:line-break/></text:span></text:p>
        </text:list-item>
        <text:list-item>
          <text:p text:style-name="P29">Copy the "ReactOS.iso" file created for the package “ReactOS-[VERSION]-REL-iso.zip” into the "files" subdirectory and run "install.bat" to install it.</text:p>
        </text:list-item>
        <text:list-item>
          <text:p text:style-name="P29">Remove the "ReactOS.iso" and "install.bat" files.</text:p>
        </text:list-item>
        <text:list-item>
          <text:p text:style-name="P29">Create a ZIP file, which contains this directory. Do not forget to activate the option to store the relative path names.</text:p>
        </text:list-item>
      </text:list>
      <text:h text:style-name="Heading_20_3" text:outline-level="3">ReactOS-[VERSION]-REL-vmware.zip</text:h>
      <text:p text:style-name="P5">This package contains a preinstalled Release version of ReactOS in a VMware virtual machine. The virtual machine is compatible with VMware Workstation 4.5 or later and all free VMware products.<text:line-break/><text:line-break/>Creating this package:</text:p>
      <text:list text:style-name="L8">
        <text:list-item>
          <text:p text:style-name="P20">Copy the files in the subdirectory “VM-Templates\VMware” into a directory called "ReactOS-[VERSION]-VMware".</text:p>
        </text:list-item>
        <text:list-item>
          <text:p text:style-name="P20">Copy the "ReactOS.iso" file created for the package “ReactOS-[VERSION]-REL-iso.zip” into this directory.</text:p>
        </text:list-item>
        <text:list-item>
          <text:p text:style-name="P20">Open the "ReactOS-Installation.vmx" file in your VMware product, click on "Edit virtual machine settings" and on "Add".</text:p>
        </text:list-item>
        <text:list-item>
          <text:p text:style-name="P20">Add a new hard disk called "ReactOS.vmdk" with 2 GB size and in a growable format (deselect "Allocate all disk space now").</text:p>
        </text:list-item>
        <text:list-item>
          <text:p text:style-name="P20">Remove the created "Hard Disk 2" entry as we already have a "Hard <text:soft-page-break/>Disk" entry, which now uses the created file.</text:p>
        </text:list-item>
        <text:list-item>
          <text:p text:style-name="P20">Start the virtual machine and install ReactOS on it.</text:p>
        </text:list-item>
        <text:list-item>
          <text:p text:style-name="P20">Remove all files in this directory except "ReactOS.vmx", "ReactOS.vmdk" and "Readme.txt"</text:p>
        </text:list-item>
        <text:list-item>
          <text:p text:style-name="P20">Create a ZIP file, which contains the "ReactOS-[VERSION]-VMware" directory. Do not forget to activate the option to store the relative path nam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Fett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DejaVu Sans1"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DejaVu Sans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52cm" fo:margin-bottom="0.21cm"/>
      <style:text-properties style:font-name="DejaVu Sans2" fo:font-size="14pt" fo:font-style="italic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>
        <style:tab-stops>
          <style:tab-stop style:position="16.999cm" style:type="right"/>
        </style:tab-stops>
      </style:paragraph-properties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pm1">
      <style:footer>
        <text:p text:style-name="P1"><text:file-name text:display="name-and-extension">Packaging ReactOS Releases.odt</text:file-name>, written by <text:initial-creator>Colin Finck</text:initial-creator> on <text:date style:data-style-name="N84" text:date-value="2007-03-09T16:03:17.68" text:fixed="true">2007-03-09</text:date><text:tab/>Page <text:page-number text:select-page="current">4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Packaging ReactOS Releases - Revision 2.0</dc:title>
    <meta:initial-creator>Colin Finck</meta:initial-creator>
    <meta:creation-date>2007-02-21T15:27:11</meta:creation-date>
    <dc:creator>Colin Finck</dc:creator>
    <dc:date>2007-12-22T22:11:34</dc:date>
    <meta:editing-cycles>25</meta:editing-cycles>
    <meta:editing-duration>PT4H5M12S</meta:editing-duration>
    <meta:template xlink:type="simple" xlink:actuate="onRequest" xlink:href="../Vorlagen/ReactOS.ott" xlink:title="ReactOS" meta:date="2007-02-21T15:27:11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57" meta:word-count="781" meta:character-count="4866"/>
  </office:meta>
</office:document-meta>
</file>